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Load2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office:value-type="string" calcext:value-type="string">
            <text:p>Negative Supply</text:p>
          </table:table-cell>
          <table:table-cell/>
        </table:table-row>
        <table:table-row table:style-name="ro1">
          <table:table-cell office:value-type="string" calcext:value-type="string">
            <text:p>Vneg</text:p>
          </table:table-cell>
          <table:table-cell office:value-type="float" office:value="-17.5" calcext:value-type="float">
            <text:p>-1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iode2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TY2</text:p>
          </table:table-cell>
          <table:table-cell table:formula="of:=(ABS([.B2])+[.B3])/([.B4]+ABS([.B2])+[.B3])" office:value-type="float" office:value="0.782797567332754" calcext:value-type="float">
            <text:p>0.782797567332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z2RHP</text:p>
          </table:table-cell>
          <table:table-cell table:formula="of:=([.B1]*(1 - [.B5])*(1 - [.B5]))/(2*PI()*[.B5]*[.B21])" office:value-type="float" office:value="155161.441909457" calcext:value-type="float">
            <text:p>155161.441909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2</text:p>
          </table:table-cell>
          <table:table-cell table:formula="of:=([.B11]*[.B4]*[.B10]*[.B8]*[.B9])/(PI()*[.B13]*ABS([.B2])*(2*ABS([.B2]) + [.B4]))" office:value-type="float" office:value="14664.9911848961" calcext:value-type="float">
            <text:p>14664.9911848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2</text:p>
          </table:table-cell>
          <table:table-cell table:style-name="ce1" office:value-type="float" office:value="43000" calcext:value-type="float">
            <text:p>4.30E+04</text:p>
          </table:table-cell>
          <table:table-cell/>
          <table:table-cell office:value-type="string" calcext:value-type="string">
            <text:p>&lt;--- <text:s/>Setting Compensation RC Circuit to Stabilize Inverting Regulator Control Loop</text:p>
          </table:table-cell>
          <table:table-cell/>
        </table:table-row>
        <table:table-row table:style-name="ro1">
          <table:table-cell office:value-type="string" calcext:value-type="string">
            <text:p>Gcs2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string" calcext:value-type="string">
            <text:p>See especially: Rc2, Cc2</text:p>
          </table:table-cell>
        </table:table-row>
        <table:table-row table:style-name="ro1">
          <table:table-cell office:value-type="string" calcext:value-type="string">
            <text:p>Gm2</text:p>
          </table:table-cell>
          <table:table-cell office:value-type="float" office:value="0.0003" calcext:value-type="float">
            <text:p>0.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fb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t2</text:p>
          </table:table-cell>
          <table:table-cell table:style-name="ce1" office:value-type="float" office:value="0.00001" calcext:value-type="float">
            <text:p>1.00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2,ideal</text:p>
          </table:table-cell>
          <table:table-cell table:formula="of:=2/(PI()*[.B7]*[.B8])" office:value-type="float" office:value="0.00000000100955471425996" calcext:value-type="float">
            <text:p>1.00955471425996E-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2,chosen</text:p>
          </table:table-cell>
          <table:table-cell table:style-name="ce1" office:value-type="float" office:value="0.000000001" calcext:value-type="float">
            <text:p>1.00E-0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out2</text:p>
          </table:table-cell>
          <table:table-cell table:formula="of:=ABS([.B2])/[.B1]" office:value-type="float" office:value="0.159090909090909" calcext:value-type="float">
            <text:p>0.159090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2</text:p>
          </table:table-cell>
          <table:table-cell table:formula="of:=[.B17]/(1-[.B5])" office:value-type="float" office:value="0.732454545454545" calcext:value-type="float">
            <text:p>0.7324545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2</text:p>
          </table:table-cell>
          <table:table-cell table:formula="of:=[.B5]/2400000" office:value-type="float" office:value="0.000000326165653055314" calcext:value-type="float">
            <text:p>3.26165653055314E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,ideal</text:p>
          </table:table-cell>
          <table:table-cell table:formula="of:=([.B4]*[.B19]*(1-[.B5]))/(0.3*[.B17])" office:value-type="float" office:value="0.00000742174958340254" calcext:value-type="float">
            <text:p>7.42174958340254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, chosen</text:p>
          </table:table-cell>
          <table:table-cell table:style-name="ce1" office:value-type="float" office:value="0.0000068" calcext:value-type="float">
            <text:p>6.80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in2, uH</text:p>
          </table:table-cell>
          <table:table-cell table:formula="of:=[.B4]*((0.27/(1-[.B5]))-0.33)" office:value-type="float" office:value="4.5654" calcext:value-type="float">
            <text:p>4.565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ft2</text:p>
          </table:table-cell>
          <table:table-cell table:style-name="ce1" office:value-type="float" office:value="3000000" calcext:value-type="float">
            <text:p>3.00E+06</text:p>
          </table:table-cell>
          <table:table-cell/>
          <table:table-cell office:value-type="string" calcext:value-type="string">
            <text:p>3M6 and 8M2 in parallel</text:p>
          </table:table-cell>
          <table:table-cell/>
        </table:table-row>
        <table:table-row table:style-name="ro1">
          <table:table-cell office:value-type="string" calcext:value-type="string">
            <text:p>Rfb2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neg,est</text:p>
          </table:table-cell>
          <table:table-cell table:formula="of:=[.B11] - ([.B24]/[.B25]) * ([.B12]-[.B11])" office:value-type="float" office:value="-17.6615384615385" calcext:value-type="float">
            <text:p>-17.661538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neg,sim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Positive Supply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ft1</text:p>
          </table:table-cell>
          <table:table-cell table:style-name="ce1" office:value-type="float" office:value="2500000" calcext:value-type="float">
            <text:p>2.50E+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b1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os,est</text:p>
          </table:table-cell>
          <table:table-cell table:formula="of:=[.B53]*(1 + ([.B31]/[.B32]))" office:value-type="float" office:value="17.4666666666667" calcext:value-type="float">
            <text:p>17.4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os,si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out1</text:p>
          </table:table-cell>
          <table:table-cell table:formula="of:=[.B44]/[.B43]" office:value-type="float" office:value="0.159090909090909" calcext:value-type="float">
            <text:p>0.159090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1</text:p>
          </table:table-cell>
          <table:table-cell table:formula="of:=[.B36]/(1-[.B47])" office:value-type="float" office:value="0.573363636363636" calcext:value-type="float">
            <text:p>0.5733636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1</text:p>
          </table:table-cell>
          <table:table-cell table:formula="of:=[.B47]/(2400000)" office:value-type="float" office:value="0.000000301054384017758" calcext:value-type="float">
            <text:p>3.01054384017758E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,ideal</text:p>
          </table:table-cell>
          <table:table-cell table:formula="of:=([.B46]*[.B38]*(1-[.B47]))/(0.3*[.B36])" office:value-type="float" office:value="0.0000087511183980639" calcext:value-type="float">
            <text:p>8.751118398063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, chosen</text:p>
          </table:table-cell>
          <table:table-cell table:style-name="ce1" office:value-type="float" office:value="0.0000082" calcext:value-type="float">
            <text:p>8.20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in1, uH</text:p>
          </table:table-cell>
          <table:table-cell table:formula="of:=[.B46]*(0.13/(1-[.B47])-0.16)" office:value-type="float" office:value="1.5426" calcext:value-type="float">
            <text:p>1.542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Load1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os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iode1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TY1</text:p>
          </table:table-cell>
          <table:table-cell table:formula="of:=([.B44]-[.B46]+[.B45])/([.B44]+[.B45])" office:value-type="float" office:value="0.722530521642619" calcext:value-type="float">
            <text:p>0.722530521642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z1RHP</text:p>
          </table:table-cell>
          <table:table-cell table:formula="of:=([.B43]*(1-[.B47])*(1-[.B47]))/(2*PI()*[.B40])" office:value-type="float" office:value="164372.590554795" calcext:value-type="float">
            <text:p>164372.590554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1</text:p>
          </table:table-cell>
          <table:table-cell table:formula="of:=([.B53]*[.B46]*[.B52]*[.B50]*[.B51])/([.B44]*[.B44]*2*PI()*[.B55])" office:value-type="float" office:value="15590.6883028795" calcext:value-type="float">
            <text:p>15590.6883028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1</text:p>
          </table:table-cell>
          <table:table-cell table:style-name="ce1" office:value-type="float" office:value="20000" calcext:value-type="float">
            <text:p>2.00E+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s1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m1</text:p>
          </table:table-cell>
          <table:table-cell office:value-type="float" office:value="0.0003" calcext:value-type="float">
            <text:p>0.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fb1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ef1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t1</text:p>
          </table:table-cell>
          <table:table-cell table:style-name="ce1" office:value-type="float" office:value="0.00001" calcext:value-type="float">
            <text:p>1.00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1,ideal</text:p>
          </table:table-cell>
          <table:table-cell table:formula="of:=2/(PI()*[.B49]*[.B50])" office:value-type="float" office:value="0.00000000204166666666667" calcext:value-type="float">
            <text:p>2.04166666666667E-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1,chosen</text:p>
          </table:table-cell>
          <table:table-cell table:style-name="ce1" office:value-type="float" office:value="0.000000002" calcext:value-type="float">
            <text:p>2.00E-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01:51:12.239984382</meta:creation-date>
    <meta:generator>LibreOffice/24.8.4.2$Linux_X86_64 LibreOffice_project/bb3cfa12c7b1bf994ecc5649a80400d06cd71002</meta:generator>
    <dc:date>2025-07-27T22:14:44.230937067</dc:date>
    <meta:editing-duration>PT3H37M36S</meta:editing-duration>
    <meta:editing-cycles>13</meta:editing-cycles>
    <meta:document-statistic meta:table-count="1" meta:cell-count="103" meta:object-count="0"/>
  </office:meta>
</office:document-meta>
</file>